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justify" style:justify-single-word="false"/>
    </style:style>
    <style:style style:name="P4" style:family="paragraph" style:parent-style-name="Standard">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fo:font-size="14pt" style:font-size-asian="14pt" style:font-size-complex="14pt"/>
    </style:style>
    <style:style style:name="T4" style:family="text">
      <style:text-properties style:font-name="Courier New" fo:font-size="10pt" style:font-size-asian="10pt" style:font-size-complex="10pt"/>
    </style:style>
    <style:style style:name="T5" style:family="text">
      <style:text-properties style:font-name="Verdana"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justify" style:justify-single-word="false"/>
    </style:style>
    <style:style style:name="MT1" style:family="text">
      <style:text-properties fo:font-weight="bold" style:font-weight-asian="bold" style:font-weight-complex="bold"/>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style:font-name="Arial" fo:font-size="14pt" style:font-size-asian="14pt" style:font-size-complex="14pt"/>
    </style:style>
    <style:style style:name="MT4" style:family="text">
      <style:text-properties style:font-name="Courier New" fo:font-size="10pt" style:font-size-asian="10pt" style:font-size-complex="10pt"/>
    </style:style>
    <style:style style:name="MT5"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ormal, <text:span text:style-name="MT1">Bold</text:span>, <text:span text:style-name="MT2">Italic</text:span></text:p>
        <text:p text:style-name="Header"/>
        <text:p text:style-name="MP1">Centered</text:p>
        <text:p text:style-name="MP2">Right Justification</text:p>
        <text:p text:style-name="Header"/>
        <text:p text:style-name="MP3">Full Justification</text:p>
        <text:p text:style-name="Header"/>
        <text:p text:style-name="Header">Times New Roman 12 pt, <text:span text:style-name="MT3">Arial 14 pt</text:span>, <text:span text:style-name="MT4">Courier New 10 pt</text:span>, <text:span text:style-name="MT5">Verdana 8 pt</text:span>, </text:p>
      </style:header>
      <style:footer>
        <text:p text:style-name="Footer">Page Number: <text:page-number text:select-page="current">1</text:page-number><text:tab/><text:tab/>Page Count: <text:page-count>1</text:page-count><text:tab/><text:title>Page Headers and Footers</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os </meta:initial-creator>
    <meta:creation-date>2013-04-18T17:21:00</meta:creation-date>
    <meta:editing-cycles>2</meta:editing-cycles>
    <meta:editing-duration>P0D</meta:editing-duration>
    <dc:title>Page Headers and Footers</dc:title>
    <dc:date>2013-08-24T12:12:57</dc:date>
    <dc:creator>milos </dc:creator>
    <meta:generator>OpenOffice.org/3.4.1$Unix OpenOffice.org_project/341m1$Build-9593</meta:generator>
    <meta:document-statistic meta:table-count="0" meta:image-count="0" meta:object-count="0" meta:page-count="1" meta:paragraph-count="8" meta:word-count="155" meta:character-count="872"/>
  </office:meta>
</office:document-meta>
</file>